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2f0"/>
    </style:style>
    <style:style style:name="P2" style:family="paragraph" style:parent-style-name="Standard">
      <style:text-properties officeooo:rsid="000972f0" officeooo:paragraph-rsid="000972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emory consumption of sorting algorythms comparison </text:p>
      <text:p text:style-name="P2">Wojciech Wroblewski <text:s/>lista3 zad1 <text:s/></text:p>
      <text:p text:style-name="P1"/>
      <text:p text:style-name="P1"/>
      <text:p text:style-name="Standard"/>
      <text:p text:style-name="Standard"><draw:frame draw:style-name="fr1" draw:name="Object2" text:anchor-type="paragraph" svg:x="-0.4457in" svg:y="0.5244in" svg:width="8.0154in" svg:height="6.036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Object4" text:anchor-type="paragraph" svg:x="-0.4201in" svg:y="0.0846in" svg:width="7.7811in" svg:height="5.18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x="-0.4917in" svg:y="0.1047in" svg:width="8.072in" svg:height="5.607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paragraph" svg:x="-0.7866in" svg:y="-0.2839in" svg:width="8.4992in" svg:height="5.4862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8:04:08.666675649</meta:creation-date>
    <dc:date>2020-04-13T18:23:57.576026911</dc:date>
    <meta:editing-duration>PT9M48S</meta:editing-duration>
    <meta:editing-cycles>1</meta:editing-cycles>
    <meta:document-statistic meta:table-count="0" meta:image-count="0" meta:object-count="4" meta:page-count="5" meta:paragraph-count="2" meta:word-count="10" meta:character-count="86" meta:non-whitespace-character-count="74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87cm" svg:height="13.934cm" xlink:href="." xlink:type="simple" chart:class="chart:line" chart:style-name="ch1">
        <chart:title svg:x="6.202cm" svg:y="0.22cm" chart:style-name="ch2">
          <text:p>merge_sort data consumption</text:p>
        </chart:title>
        <chart:legend chart:legend-position="end" svg:x="17.094cm" svg:y="6.668cm" style:legend-expansion="high" chart:style-name="ch3"/>
        <chart:plot-area chart:style-name="ch4" chart:data-source-has-labels="both" svg:x="1.442cm" svg:y="1.471cm" svg:width="15.221cm" svg:height="11.204cm">
          <chartooo:coordinate-region svg:x="2.619cm" svg:y="1.471cm" svg:width="14.044cm" svg:height="9.82cm"/>
          <chart:axis chart:dimension="x" chart:name="primary-x" chart:style-name="ch5" chartooo:axis-type="auto">
            <chartooo:date-scale/>
            <chart:title svg:x="8.003cm" svg:y="12.953cm" chart:style-name="ch6">
              <text:p>array size [ n ]</text:p>
            </chart:title>
            <chart:categories table:cell-range-address="local-table.$A$2:.$A$625"/>
          </chart:axis>
          <chart:axis chart:dimension="y" chart:name="primary-y" chart:style-name="ch5">
            <chart:title svg:x="0.451cm" svg:y="8.453cm" chart:style-name="ch7">
              <text:p>consumption [ Kb ]</text:p>
            </chart:title>
            <chart:grid chart:style-name="ch8" chart:class="major"/>
          </chart:axis>
          <chart:series chart:style-name="ch9" chart:values-cell-range-address="local-table.$B$2:.$B$625" chart:label-cell-address="local-table.$B$1" chart:class="chart:line">
            <chart:data-point chart:repeated="6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_memory_stat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8496">
                <text:p>8496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776">
                <text:p>3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58cm" svg:height="15.333cm" xlink:href="." xlink:type="simple" chart:class="chart:line" chart:style-name="ch1">
        <chart:title svg:x="6.55cm" svg:y="0.442cm" chart:style-name="ch2">
          <text:p>insertion_sort memory consumption</text:p>
        </chart:title>
        <chart:legend chart:legend-position="end" svg:x="15.521cm" svg:y="7.367cm" style:legend-expansion="high" chart:style-name="ch3"/>
        <chart:plot-area chart:style-name="ch4" chart:data-source-has-labels="both" svg:x="1.418cm" svg:y="1.527cm" svg:width="13.696cm" svg:height="12.519cm">
          <chartooo:coordinate-region svg:x="2.41cm" svg:y="1.527cm" svg:width="12.685cm" svg:height="11.135cm"/>
          <chart:axis chart:dimension="x" chart:name="primary-x" chart:style-name="ch5" chartooo:axis-type="auto">
            <chartooo:date-scale/>
            <chart:title svg:x="7.217cm" svg:y="14.352cm" chart:style-name="ch6">
              <text:p>array size [ n ]</text:p>
            </chart:title>
            <chart:categories table:cell-range-address="local-table.$A$2:.$A$625"/>
          </chart:axis>
          <chart:axis chart:dimension="y" chart:name="primary-y" chart:style-name="ch5">
            <chart:title svg:x="0.451cm" svg:y="9.087cm" chart:style-name="ch7">
              <text:p>consumption [Kb]</text:p>
            </chart:title>
            <chart:grid chart:style-name="ch8" chart:class="major"/>
          </chart:axis>
          <chart:series chart:style-name="ch9" chart:values-cell-range-address="local-table.$B$2:.$B$625" chart:label-cell-address="local-table.$B$1" chart:class="chart:line">
            <chart:data-point chart:repeated="6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_memory_stat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524">
                <text:p>3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3cm" svg:height="14.243cm" xlink:href="." xlink:type="simple" chart:class="chart:line" chart:style-name="ch1">
        <chart:title svg:x="6.94cm" svg:y="0.42cm" chart:style-name="ch2">
          <text:p>quick_sort memory consumption</text:p>
        </chart:title>
        <chart:legend chart:legend-position="end" svg:x="16.143cm" svg:y="6.822cm" style:legend-expansion="high" chart:style-name="ch3"/>
        <chart:plot-area chart:style-name="ch4" chart:data-source-has-labels="both" svg:x="1.421cm" svg:y="1.483cm" svg:width="14.312cm" svg:height="11.495cm">
          <chartooo:coordinate-region svg:x="2.413cm" svg:y="1.483cm" svg:width="13.307cm" svg:height="10.111cm"/>
          <chart:axis chart:dimension="x" chart:name="primary-x" chart:style-name="ch5" chartooo:axis-type="auto">
            <chartooo:date-scale/>
            <chart:title svg:x="7.528cm" svg:y="13.262cm" chart:style-name="ch6">
              <text:p>array size [ n ]</text:p>
            </chart:title>
            <chart:categories table:cell-range-address="local-table.$A$2:.$A$625"/>
          </chart:axis>
          <chart:axis chart:dimension="y" chart:name="primary-y" chart:style-name="ch5">
            <chart:title svg:x="0.451cm" svg:y="8.57cm" chart:style-name="ch7">
              <text:p>consumption [ Kb]</text:p>
            </chart:title>
            <chart:grid chart:style-name="ch8" chart:class="major"/>
          </chart:axis>
          <chart:series chart:style-name="ch9" chart:values-cell-range-address="local-table.$B$2:.$B$625" chart:label-cell-address="local-table.$B$1" chart:class="chart:line">
            <chart:data-point chart:repeated="6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_memory_stat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416">
                <text:p>3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64cm" svg:height="13.181cm" xlink:href="." xlink:type="simple" chart:class="chart:line" chart:style-name="ch1">
        <chart:title svg:x="6.611cm" svg:y="0.399cm" chart:style-name="ch2">
          <text:p>radix_sort memory consumption</text:p>
        </chart:title>
        <chart:legend chart:legend-position="end" svg:x="15.483cm" svg:y="6.291cm" style:legend-expansion="high" chart:style-name="ch3"/>
        <chart:plot-area chart:style-name="ch4" chart:data-source-has-labels="both" svg:x="1.406cm" svg:y="1.441cm" svg:width="13.682cm" svg:height="10.496cm">
          <chartooo:coordinate-region svg:x="2.398cm" svg:y="1.441cm" svg:width="12.671cm" svg:height="9.112cm"/>
          <chart:axis chart:dimension="x" chart:name="primary-x" chart:style-name="ch5" chartooo:axis-type="auto">
            <chartooo:date-scale/>
            <chart:title svg:x="7.198cm" svg:y="12.2cm" chart:style-name="ch6">
              <text:p>array size [ n ]</text:p>
            </chart:title>
            <chart:categories table:cell-range-address="local-table.$A$2:.$A$625"/>
          </chart:axis>
          <chart:axis chart:dimension="y" chart:name="primary-y" chart:style-name="ch5">
            <chart:title svg:x="0.451cm" svg:y="7.99cm" chart:style-name="ch7">
              <text:p>consumption [Kb]</text:p>
            </chart:title>
            <chart:grid chart:style-name="ch8" chart:class="major"/>
          </chart:axis>
          <chart:series chart:style-name="ch9" chart:values-cell-range-address="local-table.$B$2:.$B$625" chart:label-cell-address="local-table.$B$1" chart:class="chart:line">
            <chart:data-point chart:repeated="6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_memory_stat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680">
                <text:p>3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